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ize="16pt" fo:font-weight="bold" officeooo:rsid="0019db9d" officeooo:paragraph-rsid="0019db9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DejaVu Sans Mono1" fo:font-size="10pt" fo:font-style="normal" fo:font-weight="normal" style:font-size-asian="10pt" style:font-style-asian="normal" style:font-weight-asian="normal" style:font-size-complex="8pt" style:font-weight-complex="normal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style:font-name="DejaVu Sans Mono1" fo:font-size="10pt" fo:font-style="normal" style:font-size-asian="10pt" style:font-style-asian="normal"/>
    </style:style>
    <style:style style:name="T2" style:family="text">
      <style:text-properties style:font-name="DejaVu Sans Mono1" fo:font-size="10pt" fo:font-style="normal" officeooo:rsid="001a870f" style:font-size-asian="10pt" style:font-style-asian="normal"/>
    </style:style>
    <style:style style:name="T3" style:family="text">
      <style:text-properties style:font-name="DejaVu Sans Mono1" fo:font-size="10pt" style:font-size-asian="10pt"/>
    </style:style>
    <style:style style:name="T4" style:family="text">
      <style:text-properties officeooo:rsid="0019db9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://www.ttabs.com/search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rs in Heaven</text:p>
      <text:p text:style-name="P2"><text:span text:style-name="T4">1992 </text:span>Eric <text:span text:style-name="T4">C</text:span>lapton <text:span text:style-name="T4">für seinen Sohn. </text:span></text:p>
      <text:p text:style-name="P2"/>
      <text:p text:style-name="P2"/>
      <text:section text:style-name="Sect1" text:name="main">
        <text:section text:style-name="Sect1" text:name="content">
          <text:section text:style-name="Sect1" text:name="adspadding">
            <text:p text:style-name="P1"><text:s text:c="11"/>A <text:s text:c="13"/>E/G# <text:s text:c="8"/>F#m <text:s text:c="7"/>A/E <text:s text:c="5"/></text:p>
            <text:p text:style-name="P1">E||-----|-----------------------------|-------------------------|</text:p>
            <text:p text:style-name="P1">B||-----|--------2h3p2----5-----5--2--|-------2-----2-----2-----|</text:p>
            <text:p text:style-name="P1">G||-----|-----2--------2--4-----4--2--|-------2-----2-----2-----|</text:p>
            <text:p text:style-name="P1">D||-----|-----------------------------|-------------------------|</text:p>
            <text:p text:style-name="P1">A||-----|--0--------------------------|-------------------------|</text:p>
            <text:p text:style-name="P1">E||-0h2-|-----------------4--4-----2--|----2-----2--0--0-----0--|</text:p>
            <text:p text:style-name="P4"/>
            <text:p text:style-name="P4"/>
            <text:p text:style-name="P5"><text:tab/><text:tab/><text:tab/><text:tab/><text:tab/><text:tab/><text:tab/><text:tab/><text:tab/><text:tab/><text:span text:style-name="T1"><text:tab/></text:span><text:span text:style-name="T2">78</text:span></text:p>
            <text:p text:style-name="P7"/>
            <text:p text:style-name="P8"><text:s/><text:span text:style-name="T1">Would you know my name</text:span></text:p>
            <text:p text:style-name="P9"><text:s/><text:span text:style-name="T1">if I saw you in heaven?</text:span></text:p>
            <text:p text:style-name="P9"><text:s/><text:span text:style-name="T1">Would it be the same</text:span></text:p>
            <text:p text:style-name="P9"><text:s/><text:span text:style-name="T1">if I saw you in heaven?</text:span></text:p>
            <text:p text:style-name="P9"><text:s/></text:p>
            <text:p text:style-name="P6"><text:s/><text:span text:style-name="T1">I must be strong and carry on</text:span></text:p>
            <text:p text:style-name="P6"><text:s/><text:span text:style-name="T1">'cause I know I don't belong</text:span></text:p>
            <text:p text:style-name="P6"><text:s/><text:span text:style-name="T1">here in heaven</text:span></text:p>
            <text:p text:style-name="P6"><text:s/></text:p>
            <text:p text:style-name="P9"><text:s/><text:span text:style-name="T1">Would you hold my hand</text:span></text:p>
            <text:p text:style-name="P9"><text:s/><text:span text:style-name="T1">if I saw you in heaven?</text:span></text:p>
            <text:p text:style-name="P9"><text:s/><text:span text:style-name="T1">Would you help me stand</text:span></text:p>
            <text:p text:style-name="P9"><text:s/><text:span text:style-name="T1">if I saw you in heaven?</text:span></text:p>
            <text:p text:style-name="P6"><text:s/></text:p>
            <text:p text:style-name="P6"><text:s/><text:span text:style-name="T1">I'll find my way through night </text:span><text:span text:style-name="T3">and day</text:span></text:p>
            <text:p text:style-name="P6"><text:s/><text:span text:style-name="T1">'cause I know I just can't stay</text:span></text:p>
            <text:p text:style-name="P6"><text:s/><text:span text:style-name="T1">here in heaven</text:span></text:p>
            <text:p text:style-name="P6"><text:s/></text:p>
            <text:p text:style-name="P6"><text:s/><text:span text:style-name="T1">Time can bring you down</text:span></text:p>
            <text:p text:style-name="P6"><text:s/><text:span text:style-name="T1">time can bend your knees</text:span></text:p>
            <text:p text:style-name="P6"><text:s/><text:span text:style-name="T1">time can break your heart</text:span></text:p>
            <text:p text:style-name="P6"><text:s/><text:span text:style-name="T1">have your beggin' please</text:span></text:p>
            <text:p text:style-name="P6"><text:s/><text:span text:style-name="T1">beggin' please</text:span></text:p>
            <text:p text:style-name="P6"><text:s/></text:p>
            <text:p text:style-name="P6"><text:s/><text:span text:style-name="T1">Beyond the door there's peace </text:span><text:span text:style-name="T3">I'm sure</text:span></text:p>
            <text:p text:style-name="P6"><text:s/><text:span text:style-name="T1">and I know there'll be no more</text:span></text:p>
            <text:p text:style-name="P6"><text:s/><text:span text:style-name="T1">tears in heaven</text:span></text:p>
            <text:p text:style-name="P6"><text:s/></text:p>
            <text:p text:style-name="P9"><text:s/><text:span text:style-name="T1">Would you know my name</text:span></text:p>
            <text:p text:style-name="P9"><text:s/><text:span text:style-name="T1">if I saw you in heaven?</text:span></text:p>
            <text:p text:style-name="P9"><text:s/><text:span text:style-name="T1">Would it be the same</text:span></text:p>
            <text:p text:style-name="P9"><text:s/><text:span text:style-name="T1">if I saw you in heaven?</text:span></text:p>
            <text:p text:style-name="P6"><text:s/></text:p>
            <text:p text:style-name="P6"><text:s/><text:span text:style-name="T1">I must be strong and carry on</text:span></text:p>
            <text:p text:style-name="P6"><text:s/><text:span text:style-name="T1">'cause I know I don't belong</text:span></text:p>
            <text:p text:style-name="P6"><text:s/><text:span text:style-name="T1">here in heaven</text:span></text:p>
            <text:p text:style-name="P6"><text:s/><text:span text:style-name="T1">'cause I know I don't belong</text:span></text:p>
            <text:p text:style-name="P6"><text:s/><text:span text:style-name="T1">here in heaven.</text:span></text:p>
            <text:p text:style-name="P6"><text:s/></text:p>
            <text:p text:style-name="P5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8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30T10:32:38</meta:creation-date>
    <dc:date>2018-12-30T13:16:03.753107914</dc:date>
    <meta:editing-duration>PT6H22M1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49" meta:word-count="224" meta:character-count="1279" meta:non-whitespace-character-count="1041"/>
  </office:meta>
</office:document-meta>
</file>